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T2_10" style:family="text">
      <style:text-properties fo:font-weight="bold" style:font-weight-asian="bold" style:font-weight-complex="bold"/>
    </style:style>
    <style:style style:name="T2_11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T5_11" style:family="text">
      <style:text-properties fo:font-weight="bold" style:font-weight-asian="bold" style:font-weight-complex="bold"/>
    </style:style>
    <style:style style:name="T5_12" style:family="text">
      <style:text-properties fo:font-weight="bold" style:font-weight-asian="bold" style:font-weight-complex="bold"/>
    </style:style>
    <style:style style:name="T5_13" style:family="text">
      <style:text-properties fo:font-weight="bold" style:font-weight-asian="bold" style:font-weight-complex="bold"/>
    </style:style>
    <style:style style:name="T5_14" style:family="text">
      <style:text-properties fo:font-weight="bold" style:font-weight-asian="bold" style:font-weight-complex="bold"/>
    </style:style>
    <style:style style:name="T5_15" style:family="text">
      <style:text-properties fo:font-weight="bold" style:font-weight-asian="bold" style:font-weight-complex="bold"/>
    </style:style>
    <style:style style:name="T5_16" style:family="text">
      <style:text-properties fo:font-weight="bold" style:font-weight-asian="bold" style:font-weight-complex="bold"/>
    </style:style>
    <style:style style:name="T5_17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>
      <style:text-properties fo:font-weight="bold" style:font-weight-asian="bold" style:font-weight-complex="bold"/>
    </style:style>
    <style:style style:name="T8_5" style:family="text">
      <style:text-properties fo:font-weight="bold" style:font-weight-asian="bold" style:font-weight-complex="bold"/>
    </style:style>
    <style:style style:name="T8_6" style:family="text">
      <style:text-properties fo:font-weight="bold" style:font-weight-asian="bold" style:font-weight-complex="bold"/>
    </style:style>
    <style:style style:name="T8_7" style:family="text">
      <style:text-properties fo:font-weight="bold" style:font-weight-asian="bold" style:font-weight-complex="bold"/>
    </style:style>
    <style:style style:name="T8_8" style:family="text">
      <style:text-properties fo:font-weight="bold" style:font-weight-asian="bold" style:font-weight-complex="bold"/>
    </style:style>
    <style:style style:name="T8_9" style:family="text">
      <style:text-properties fo:font-weight="bold" style:font-weight-asian="bold" style:font-weight-complex="bold"/>
    </style:style>
    <style:style style:name="T8_10" style:family="text">
      <style:text-properties fo:font-weight="bold" style:font-weight-asian="bold" style:font-weight-complex="bold"/>
    </style:style>
    <style:style style:name="T8_11" style:family="text">
      <style:text-properties fo:font-weight="bold" style:font-weight-asian="bold" style:font-weight-complex="bold"/>
    </style:style>
    <style:style style:name="T8_12" style:family="text">
      <style:text-properties fo:font-weight="bold" style:font-weight-asian="bold" style:font-weight-complex="bold"/>
    </style:style>
    <style:style style:name="T8_13" style:family="text">
      <style:text-properties fo:font-weight="bold" style:font-weight-asian="bold" style:font-weight-complex="bold"/>
    </style:style>
    <style:style style:name="T8_14" style:family="text">
      <style:text-properties fo:font-weight="bold" style:font-weight-asian="bold" style:font-weight-complex="bold"/>
    </style:style>
    <style:style style:name="T8_15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wfqyzg9jx6iq"/><text:bookmark-end text:name="h.wfqyzg9jx6iq"/><text:span text:style-name="T1_1">Määrittelydokumentti</text:span></text:h>
      <text:p text:style-name="P2"><text:span text:style-name="T2_1">Mitä</text:span><text:span text:style-name="T2_2"><text:s/></text:span><text:span text:style-name="T2_3">algoritmeja</text:span><text:span text:style-name="T2_4"><text:s/></text:span><text:span text:style-name="T2_5">ja</text:span><text:span text:style-name="T2_6"><text:s/></text:span><text:span text:style-name="T2_7">tietorakenteita</text:span><text:span text:style-name="T2_8"><text:s/></text:span><text:span text:style-name="T2_9">toteutat</text:span><text:span text:style-name="T2_10"><text:s/></text:span><text:span text:style-name="T2_11">työssäsi</text:span></text:p>
      <text:p text:style-name="P3"><text:span text:style-name="T3_1">Jo</text:span><text:span text:style-name="T3_2"><text:s/></text:span><text:span text:style-name="T3_3">olemassa</text:span><text:span text:style-name="T3_4"><text:s/></text:span><text:span text:style-name="T3_5">olevista</text:span><text:span text:style-name="T3_6"><text:s/></text:span><text:span text:style-name="T3_7">algorimeista</text:span><text:span text:style-name="T3_8"><text:s/></text:span><text:span text:style-name="T3_9">determinantin</text:span><text:span text:style-name="T3_10"><text:s/></text:span><text:span text:style-name="T3_11">laskemiseen</text:span><text:span text:style-name="T3_12"><text:s/></text:span><text:span text:style-name="T3_13">käytetään</text:span><text:span text:style-name="T3_14"><text:s/></text:span><text:span text:style-name="T3_15">LU</text:span><text:span text:style-name="T3_16"><text:s/></text:span><text:span text:style-name="T3_17">decomposition</text:span><text:span text:style-name="T3_18"><text:s/>-</text:span><text:span text:style-name="T3_19">algoritmia</text:span><text:span text:style-name="T3_20">.<text:s/></text:span><text:span text:style-name="T3_21">Muut</text:span><text:span text:style-name="T3_22"><text:s/></text:span><text:span text:style-name="T3_23">algoritmit</text:span><text:span text:style-name="T3_24"><text:s/></text:span><text:span text:style-name="T3_25">ovat</text:span><text:span text:style-name="T3_26"><text:s/></text:span><text:span text:style-name="T3_27">melko</text:span><text:span text:style-name="T3_28"><text:s/></text:span><text:span text:style-name="T3_29">suoraviivaisia</text:span><text:span text:style-name="T3_30">,<text:s/></text:span><text:span text:style-name="T3_31">joten</text:span><text:span text:style-name="T3_32"><text:s/></text:span><text:span text:style-name="T3_33">ne</text:span><text:span text:style-name="T3_34"><text:s/></text:span><text:span text:style-name="T3_35">toteutan</text:span><text:span text:style-name="T3_36"><text:s/></text:span><text:span text:style-name="T3_37">itse</text:span><text:span text:style-name="T3_38">.</text:span></text:p>
      <text:p text:style-name="P4"/>
      <text:p text:style-name="P5"><text:span text:style-name="T5_1">Mitä</text:span><text:span text:style-name="T5_2"><text:s/></text:span><text:span text:style-name="T5_3">ongelmaa</text:span><text:span text:style-name="T5_4"><text:s/></text:span><text:span text:style-name="T5_5">ratkaiset</text:span><text:span text:style-name="T5_6"><text:s/></text:span><text:span text:style-name="T5_7">ja</text:span><text:span text:style-name="T5_8"><text:s/></text:span><text:span text:style-name="T5_9">miksi</text:span><text:span text:style-name="T5_10"><text:s/></text:span><text:span text:style-name="T5_11">valitsit</text:span><text:span text:style-name="T5_12"><text:s/></text:span><text:span text:style-name="T5_13">kyseiset</text:span><text:span text:style-name="T5_14"><text:s/></text:span><text:span text:style-name="T5_15">algoritmit</text:span><text:span text:style-name="T5_16">/</text:span><text:span text:style-name="T5_17">tietorakenteet</text:span></text:p>
      <text:p text:style-name="P6"><text:span text:style-name="T6_1">Ratkaisen</text:span><text:span text:style-name="T6_2"><text:s/></text:span><text:span text:style-name="T6_3">ongelmaa</text:span><text:span text:style-name="T6_4"><text:s/></text:span><text:span text:style-name="T6_5">matriisilaskin</text:span><text:span text:style-name="T6_6">,<text:s/></text:span><text:span text:style-name="T6_7">jonka</text:span><text:span text:style-name="T6_8"><text:s/></text:span><text:span text:style-name="T6_9">valitsin</text:span><text:span text:style-name="T6_10"><text:s/></text:span><text:span text:style-name="T6_11">pääasiassa</text:span><text:span text:style-name="T6_12"><text:s/></text:span><text:span text:style-name="T6_13">juuri</text:span><text:span text:style-name="T6_14"><text:s/></text:span><text:span text:style-name="T6_15">päättyneen</text:span><text:span text:style-name="T6_16"><text:s/></text:span><text:span text:style-name="T6_17">lineaarialgebra</text:span><text:span text:style-name="T6_18">-</text:span><text:span text:style-name="T6_19">kurssin</text:span><text:span text:style-name="T6_20"><text:s/></text:span><text:span text:style-name="T6_21">takia</text:span><text:span text:style-name="T6_22">.<text:s/></text:span><text:span text:style-name="T6_23">Koska</text:span><text:span text:style-name="T6_24"><text:s/></text:span><text:span text:style-name="T6_25">kurssi</text:span><text:span text:style-name="T6_26"><text:s/></text:span><text:span text:style-name="T6_27">antaa</text:span><text:span text:style-name="T6_28"><text:s/></text:span><text:span text:style-name="T6_29">hyvät</text:span><text:span text:style-name="T6_30"><text:s/></text:span><text:span text:style-name="T6_31">pohjat</text:span><text:span text:style-name="T6_32"><text:s/></text:span><text:span text:style-name="T6_33">suunnitella</text:span><text:span text:style-name="T6_34"><text:s/></text:span><text:span text:style-name="T6_35">laskimen</text:span><text:span text:style-name="T6_36"><text:s/></text:span><text:span text:style-name="T6_37">ja</text:span><text:span text:style-name="T6_38"><text:s/></text:span><text:span text:style-name="T6_39">antaa</text:span><text:span text:style-name="T6_40"><text:s/></text:span><text:span text:style-name="T6_41">samalla</text:span><text:span text:style-name="T6_42"><text:s/></text:span><text:span text:style-name="T6_43">lineaarialgebra</text:span><text:span text:style-name="T6_44">-</text:span><text:span text:style-name="T6_45">kurssille</text:span><text:span text:style-name="T6_46"><text:s/></text:span><text:span text:style-name="T6_47">konkreettisen</text:span><text:span text:style-name="T6_48"><text:s/></text:span><text:span text:style-name="T6_49">sovelluskohteen</text:span><text:span text:style-name="T6_50">.</text:span></text:p>
      <text:p text:style-name="P7"/>
      <text:p text:style-name="P8"><text:span text:style-name="T8_1">Mitä</text:span><text:span text:style-name="T8_2"><text:s/></text:span><text:span text:style-name="T8_3">syötteitä</text:span><text:span text:style-name="T8_4"><text:s/></text:span><text:span text:style-name="T8_5">ohjelma</text:span><text:span text:style-name="T8_6"><text:s/></text:span><text:span text:style-name="T8_7">saa</text:span><text:span text:style-name="T8_8"><text:s/></text:span><text:span text:style-name="T8_9">ja</text:span><text:span text:style-name="T8_10"><text:s/></text:span><text:span text:style-name="T8_11">miten</text:span><text:span text:style-name="T8_12"><text:s/></text:span><text:span text:style-name="T8_13">näitä</text:span><text:span text:style-name="T8_14"><text:s/></text:span><text:span text:style-name="T8_15">käytetään</text:span></text:p>
      <text:p text:style-name="P9"><text:span text:style-name="T9_1">Ohjelma</text:span><text:span text:style-name="T9_2"><text:s/></text:span><text:span text:style-name="T9_3">saa</text:span><text:span text:style-name="T9_4"><text:s/></text:span><text:span text:style-name="T9_5">syötteinä</text:span><text:span text:style-name="T9_6"><text:s/></text:span><text:span text:style-name="T9_7">matriiseja</text:span><text:span text:style-name="T9_8"><text:s/></text:span><text:span text:style-name="T9_9">joko</text:span><text:span text:style-name="T9_10"><text:s/></text:span><text:span text:style-name="T9_11">käyttöliittymän</text:span><text:span text:style-name="T9_12"><text:s/></text:span><text:span text:style-name="T9_13">kautta</text:span><text:span text:style-name="T9_14"><text:s/></text:span><text:span text:style-name="T9_15">tai</text:span><text:span text:style-name="T9_16"><text:s/></text:span><text:span text:style-name="T9_17">lukee</text:span><text:span text:style-name="T9_18"><text:s/></text:span><text:span text:style-name="T9_19">tiedostosta</text:span><text:span text:style-name="T9_20">.<text:s/></text:span><text:span text:style-name="T9_21">Syötteillä</text:span><text:span text:style-name="T9_22"><text:s/></text:span><text:span text:style-name="T9_23">lasketaan</text:span><text:span text:style-name="T9_24"><text:s/></text:span><text:span text:style-name="T9_25">eri</text:span><text:span text:style-name="T9_26"><text:s/></text:span><text:span text:style-name="T9_27">laskutoimituksia</text:span><text:span text:style-name="T9_28">,<text:s/></text:span><text:span text:style-name="T9_29">joita</text:span><text:span text:style-name="T9_30"><text:s/></text:span><text:span text:style-name="T9_31">matriiseille</text:span><text:span text:style-name="T9_32"><text:s/></text:span><text:span text:style-name="T9_33">voidaan</text:span><text:span text:style-name="T9_34"><text:s/></text:span><text:span text:style-name="T9_35">tehdä</text:span><text:span text:style-name="T9_36">.</text:span></text:p>
      <text:p text:style-name="P10"/>
      <text:p text:style-name="P11"><text:span text:style-name="T11_1">Tavoitteena</text:span><text:span text:style-name="T11_2"><text:s/></text:span><text:span text:style-name="T11_3">olevat</text:span><text:span text:style-name="T11_4"><text:s/></text:span><text:span text:style-name="T11_5">aika</text:span><text:span text:style-name="T11_6">-<text:s/></text:span><text:span text:style-name="T11_7">ja</text:span><text:span text:style-name="T11_8"><text:s/></text:span><text:span text:style-name="T11_9">tilavaativuudet</text:span><text:span text:style-name="T11_10"><text:s/>(</text:span><text:span text:style-name="T11_11">m</text:span><text:span text:style-name="T11_12">.</text:span><text:span text:style-name="T11_13">m</text:span><text:span text:style-name="T11_14">.<text:s/></text:span><text:span text:style-name="T11_15">O</text:span><text:span text:style-name="T11_16">-</text:span><text:span text:style-name="T11_17">analyysi</text:span><text:span text:style-name="T11_18">)</text:span></text:p>
      <text:p text:style-name="P12"><text:span text:style-name="T12_1">Tavoitteena</text:span><text:span text:style-name="T12_2"><text:s/></text:span><text:span text:style-name="T12_3">perusoperaatioille</text:span><text:span text:style-name="T12_4"><text:s/></text:span><text:span text:style-name="T12_5">O</text:span><text:span text:style-name="T12_6">(</text:span><text:span text:style-name="T12_7">n</text:span><text:span text:style-name="T12_8">)<text:s/></text:span><text:span text:style-name="T12_9">aikavaativuudet</text:span><text:span text:style-name="T12_10"><text:s/></text:span><text:span text:style-name="T12_11">ja</text:span><text:span text:style-name="T12_12"><text:s/></text:span><text:span text:style-name="T12_13">determinantille</text:span><text:span text:style-name="T12_14"><text:s/></text:span><text:span text:style-name="T12_15">O</text:span><text:span text:style-name="T12_16">(</text:span><text:span text:style-name="T12_17">n</text:span><text:span text:style-name="T12_18">³)</text:span></text:p>
      <text:p text:style-name="P13"/>
      <text:p text:style-name="P14"><text:span text:style-name="T14_1">Lähteet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